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36pt" style:font-size-asian="36pt" style:font-size-complex="36pt" fo:language="en" fo:country="GB"/>
    </style:style>
    <style:style style:name="P2" style:parent-style-name="Standaard" style:family="paragraph">
      <style:text-properties fo:language="en" fo:country="GB"/>
    </style:style>
    <style:style style:name="P3" style:parent-style-name="Standaard" style:family="paragraph">
      <style:text-properties fo:language="en" fo:country="GB"/>
    </style:style>
    <style:style style:name="P4" style:parent-style-name="Standaard" style:family="paragraph">
      <style:paragraph-properties fo:break-before="page"/>
      <style:text-properties fo:font-size="36pt" style:font-size-asian="36pt" style:font-size-complex="36pt" fo:language="en" fo:country="GB"/>
    </style:style>
    <style:style style:name="P5" style:parent-style-name="Standaard" style:family="paragraph">
      <style:text-properties fo:font-size="20pt" style:font-size-asian="20pt" style:font-size-complex="20pt" fo:language="en" fo:country="GB"/>
    </style:style>
    <style:style style:name="P6" style:parent-style-name="Standaard" style:family="paragraph">
      <style:text-properties fo:language="en" fo:country="GB"/>
    </style:style>
    <style:style style:name="P7" style:parent-style-name="Standaard" style:family="paragraph">
      <style:text-properties fo:language="en" fo:country="GB"/>
    </style:style>
    <style:style style:name="P8" style:parent-style-name="Standaard" style:family="paragraph">
      <style:text-properties fo:language="en" fo:country="GB"/>
    </style:style>
    <style:style style:name="P9" style:parent-style-name="Standaard" style:family="paragraph">
      <style:paragraph-properties fo:break-before="page"/>
    </style:style>
    <style:style style:name="P10" style:parent-style-name="Standaard" style:family="paragraph">
      <style:paragraph-properties fo:text-align="center"/>
      <style:text-properties fo:font-size="20pt" style:font-size-asian="20pt" style:font-size-complex="20pt"/>
    </style:style>
    <style:style style:name="P11" style:parent-style-name="Standaard" style:family="paragraph">
      <style:paragraph-properties fo:break-before="page"/>
    </style:style>
    <style:style style:name="P12" style:parent-style-name="Standaard" style:family="paragraph">
      <style:paragraph-properties fo:text-align="center"/>
      <style:text-properties fo:font-size="20pt" style:font-size-asian="20pt" style:font-size-complex="20pt"/>
    </style:style>
    <style:style style:name="P13" style:parent-style-name="Standaard" style:family="paragraph">
      <style:paragraph-properties fo:text-align="center"/>
    </style:style>
    <style:style style:name="P14" style:parent-style-name="Standaard" style:family="paragraph">
      <style:paragraph-properties fo:break-before="page"/>
      <style:text-properties fo:hyphenate="true"/>
    </style:style>
    <style:style style:name="P15" style:parent-style-name="Standaard" style:family="paragraph">
      <style:paragraph-properties fo:text-align="center"/>
      <style:text-properties fo:font-size="20pt" style:font-size-asian="20pt" style:font-size-complex="20pt"/>
    </style:style>
    <style:style style:name="P16" style:parent-style-name="Standaard" style:family="paragraph">
      <style:paragraph-properties fo:break-before="page"/>
      <style:text-properties fo:hyphenate="true"/>
    </style:style>
    <style:style style:name="P17" style:parent-style-name="Standaard" style:family="paragraph">
      <style:paragraph-properties fo:text-align="center"/>
      <style:text-properties fo:font-size="20pt" style:font-size-asian="20pt" style:font-size-complex="20pt"/>
    </style:style>
    <style:style style:name="P18" style:parent-style-name="Standaard" style:family="paragraph">
      <style:paragraph-properties fo:break-before="page"/>
      <style:text-properties fo:hyphenate="true"/>
    </style:style>
    <style:style style:name="P19" style:parent-style-name="Standaard" style:family="paragraph">
      <style:paragraph-properties fo:text-align="center"/>
      <style:text-properties fo:font-size="20pt" style:font-size-asian="20pt" style:font-size-complex="20pt"/>
    </style:style>
    <style:style style:name="P20" style:parent-style-name="Standaard" style:family="paragraph">
      <style:paragraph-properties fo:break-before="page"/>
      <style:text-properties fo:hyphenate="true"/>
    </style:style>
    <style:style style:name="P21" style:parent-style-name="Standaard" style:family="paragraph">
      <style:paragraph-properties fo:text-align="center"/>
      <style:text-properties fo:font-size="20pt" style:font-size-asian="20pt" style:font-size-complex="20pt"/>
    </style:style>
    <style:style style:name="P22" style:parent-style-name="Standaard" style:family="paragraph">
      <style:paragraph-properties fo:text-align="center"/>
    </style:style>
    <style:style style:name="P23" style:parent-style-name="Standaard" style:family="paragraph">
      <style:paragraph-properties fo:text-align="center"/>
      <style:text-properties fo:font-size="20pt" style:font-size-asian="20pt" style:font-size-complex="20pt"/>
    </style:style>
    <style:style style:name="P24" style:parent-style-name="Standaard" style:family="paragraph">
      <style:paragraph-properties fo:text-align="center"/>
    </style:style>
    <style:style style:name="P25" style:parent-style-name="Standaard" style:family="paragraph">
      <style:paragraph-properties fo:text-align="center"/>
    </style:style>
    <style:style style:name="P26" style:parent-style-name="Standaard" style:family="paragraph">
      <style:paragraph-properties fo:text-align="center"/>
    </style:style>
    <style:style style:name="P27" style:parent-style-name="Standaard" style:family="paragraph">
      <style:paragraph-properties fo:text-align="center"/>
      <style:text-properties fo:font-size="16pt" style:font-size-asian="16pt" style:font-size-complex="16pt"/>
    </style:style>
    <style:style style:name="P28" style:parent-style-name="Standaard" style:family="paragraph">
      <style:paragraph-properties fo:text-align="center"/>
    </style:style>
    <style:style style:name="P29" style:parent-style-name="Standaard" style:family="paragraph">
      <style:paragraph-properties fo:text-align="center"/>
    </style:style>
    <style:style style:name="P30" style:parent-style-name="Standaard" style:family="paragraph">
      <style:paragraph-properties fo:text-align="center"/>
      <style:text-properties fo:font-size="16pt" style:font-size-asian="16pt" style:font-size-complex="16pt"/>
    </style:style>
    <style:style style:name="P31" style:parent-style-name="Standaard" style:family="paragraph">
      <style:paragraph-properties fo:text-align="center"/>
    </style:style>
    <style:style style:name="P32" style:parent-style-name="Standaard" style:family="paragraph">
      <style:paragraph-properties fo:text-align="center"/>
    </style:style>
    <style:style style:name="P33" style:parent-style-name="Standaard" style:family="paragraph">
      <style:paragraph-properties fo:text-align="center"/>
      <style:text-properties fo:font-size="16pt" style:font-size-asian="16pt" style:font-size-complex="16pt"/>
    </style:style>
    <style:style style:name="P34" style:parent-style-name="Standaard" style:family="paragraph">
      <style:paragraph-properties fo:text-align="center"/>
    </style:style>
    <style:style style:name="P35" style:parent-style-name="Standaard" style:family="paragraph">
      <style:paragraph-properties fo:text-align="center"/>
    </style:style>
    <style:style style:name="P36" style:parent-style-name="Standaard" style:family="paragraph">
      <style:paragraph-properties fo:text-align="center"/>
      <style:text-properties fo:font-size="16pt" style:font-size-asian="16pt" style:font-size-complex="16pt"/>
    </style:style>
    <style:style style:name="P37" style:parent-style-name="Standaard" style:family="paragraph">
      <style:paragraph-properties fo:text-align="center"/>
    </style:style>
    <style:style style:name="P38" style:parent-style-name="Standaard" style:family="paragraph">
      <style:paragraph-properties fo:text-align="center"/>
    </style:style>
    <style:style style:name="P39" style:parent-style-name="Standaard" style:family="paragraph">
      <style:paragraph-properties fo:text-align="center"/>
      <style:text-properties fo:font-size="16pt" style:font-size-asian="16pt" style:font-size-complex="16pt"/>
    </style:style>
    <style:style style:name="P40" style:parent-style-name="Standaard" style:family="paragraph">
      <style:paragraph-properties fo:text-align="center"/>
    </style:style>
    <style:style style:name="P41" style:parent-style-name="Standaard" style:family="paragraph">
      <style:paragraph-properties fo:text-align="center"/>
    </style:style>
    <style:style style:name="P42" style:parent-style-name="Standaard" style:family="paragraph">
      <style:paragraph-properties fo:text-align="center"/>
    </style:style>
    <style:style style:name="P43" style:parent-style-name="Standaard" style:family="paragraph">
      <style:paragraph-properties fo:text-align="center"/>
    </style:style>
    <style:style style:name="P44" style:parent-style-name="Standaard" style:family="paragraph">
      <style:paragraph-properties fo:text-align="center"/>
    </style:style>
    <style:style style:name="P45" style:parent-style-name="Standaard" style:family="paragraph">
      <style:paragraph-properties fo:text-align="center"/>
    </style:style>
    <style:style style:name="P46" style:parent-style-name="Standaard" style:family="paragraph">
      <style:paragraph-properties fo:text-align="center"/>
    </style:style>
    <style:style style:name="P47" style:parent-style-name="Standaard" style:family="paragraph">
      <style:paragraph-properties fo:text-align="center"/>
    </style:style>
    <style:style style:name="P48" style:parent-style-name="Standaard" style:family="paragraph">
      <style:paragraph-properties fo:text-align="center"/>
      <style:text-properties fo:font-size="20pt" style:font-size-asian="20pt" style:font-size-complex="20pt"/>
    </style:style>
    <style:style style:name="P49" style:parent-style-name="Standaard" style:family="paragraph">
      <style:paragraph-properties fo:text-align="center"/>
    </style:style>
    <style:style style:name="P50" style:parent-style-name="Standaard" style:family="paragraph">
      <style:paragraph-properties fo:text-align="center"/>
    </style:style>
    <style:style style:name="P51" style:parent-style-name="Standaard" style:family="paragraph">
      <style:paragraph-properties fo:text-align="center"/>
      <style:text-properties fo:font-size="16pt" style:font-size-asian="16pt" style:font-size-complex="16pt"/>
    </style:style>
    <style:style style:name="P52" style:parent-style-name="Standaard" style:family="paragraph">
      <style:paragraph-properties fo:text-align="center"/>
    </style:style>
    <style:style style:name="P53" style:parent-style-name="Standaard" style:family="paragraph">
      <style:paragraph-properties fo:text-align="center"/>
    </style:style>
    <style:style style:name="P54" style:parent-style-name="Standaard" style:family="paragraph">
      <style:paragraph-properties fo:text-align="center"/>
      <style:text-properties fo:font-size="16pt" style:font-size-asian="16pt" style:font-size-complex="16pt"/>
    </style:style>
    <style:style style:name="P55" style:parent-style-name="Standaard" style:family="paragraph">
      <style:paragraph-properties fo:text-align="center"/>
    </style:style>
    <style:style style:name="P56" style:parent-style-name="Standaard" style:family="paragraph">
      <style:paragraph-properties fo:text-align="center"/>
    </style:style>
    <style:style style:name="P57" style:parent-style-name="Standaard" style:family="paragraph">
      <style:paragraph-properties fo:text-align="center"/>
      <style:text-properties fo:font-size="16pt" style:font-size-asian="16pt" style:font-size-complex="16pt"/>
    </style:style>
    <style:style style:name="P58" style:parent-style-name="Standaard" style:family="paragraph">
      <style:paragraph-properties fo:text-align="center"/>
    </style:style>
    <style:style style:name="P59" style:parent-style-name="Standaard" style:family="paragraph">
      <style:paragraph-properties fo:text-align="center"/>
    </style:style>
    <style:style style:name="P60" style:parent-style-name="Standaard" style:family="paragraph">
      <style:paragraph-properties fo:text-align="center"/>
      <style:text-properties fo:font-size="16pt" style:font-size-asian="16pt" style:font-size-complex="16pt"/>
    </style:style>
    <style:style style:name="P61" style:parent-style-name="Standaard" style:family="paragraph">
      <style:paragraph-properties fo:text-align="center"/>
    </style:style>
    <style:style style:name="P62" style:parent-style-name="Standaard" style:family="paragraph">
      <style:paragraph-properties fo:text-align="center"/>
    </style:style>
    <style:style style:name="P63" style:parent-style-name="Standaard" style:family="paragraph">
      <style:paragraph-properties fo:text-align="center"/>
      <style:text-properties fo:font-size="16pt" style:font-size-asian="16pt" style:font-size-complex="16pt"/>
    </style:style>
    <style:style style:name="P64" style:parent-style-name="Standaard" style:family="paragraph">
      <style:paragraph-properties fo:text-align="center"/>
    </style:style>
    <style:style style:name="P65" style:parent-style-name="Standaard" style:family="paragraph">
      <style:paragraph-properties fo:text-align="center"/>
    </style:style>
    <style:style style:name="P66" style:parent-style-name="Standaard" style:family="paragraph">
      <style:paragraph-properties fo:text-align="center"/>
      <style:text-properties fo:font-size="16pt" style:font-size-asian="16pt" style:font-size-complex="16pt"/>
    </style:style>
    <style:style style:name="P67" style:parent-style-name="Standaard" style:family="paragraph">
      <style:paragraph-properties fo:text-align="center"/>
    </style:style>
    <style:style style:name="P68" style:parent-style-name="Standaard" style:family="paragraph">
      <style:paragraph-properties fo:text-align="center"/>
    </style:style>
    <style:style style:name="P69" style:parent-style-name="Standaard" style:family="paragraph">
      <style:paragraph-properties fo:text-align="center"/>
      <style:text-properties fo:font-size="16pt" style:font-size-asian="16pt" style:font-size-complex="16pt"/>
    </style:style>
    <style:style style:name="P70" style:parent-style-name="Standaard" style:family="paragraph">
      <style:paragraph-properties fo:break-before="page"/>
      <style:text-properties fo:hyphenate="true"/>
    </style:style>
    <style:style style:name="P71" style:parent-style-name="Standaard" style:family="paragraph">
      <style:paragraph-properties fo:text-align="center"/>
      <style:text-properties fo:font-size="20pt" style:font-size-asian="20pt" style:font-size-complex="20pt"/>
    </style:style>
  </office:automatic-styles>
  <office:body>
    <office:text text:use-soft-page-breaks="true">
      <text:p text:style-name="P1">Factory inc.</text:p>
      <text:p text:style-name="P2"/>
      <text:p text:style-name="P3">***afbeelding***</text:p>
      <text:p text:style-name="P4"/>
      <text:p text:style-name="P5">Inhoud</text:p>
      <text:p text:style-name="P6">Het concept</text:p>
      <text:p text:style-name="P7">Asset list</text:p>
      <text:p text:style-name="P8">Wireframe/flowchart</text:p>
      <text:p text:style-name="Standaard">Trello</text:p>
      <text:p text:style-name="Standaard">De artstyle</text:p>
      <text:p text:style-name="Standaard">Objecten en uitleg</text:p>
      <text:p text:style-name="Standaard">Pureref refrences</text:p>
      <text:p text:style-name="Standaard"/>
      <text:p text:style-name="P9"/>
      <text:p text:style-name="P10">Het concept</text:p>
      <text:p text:style-name="Standaard"/>
      <text:p text:style-name="Standaard">De game dat wij hier gaan maken is een topdown view multiplayer spel. Het idee van het spel is dat je je eigen fabriek hebt en je trucks die langs komen de materialen meegeeft die ze willen hebben. De map van dit spel is een grid waarbij je objecten kan verplaatsen op de grid zodat je zelf je eigen fabriek kan inrichten om zo snel mogelijk de materialen door kan geven aan de trucks. Er is standaard 1 materiaal dat je kan pakken uit een 1x1 mine die net zoals alle andere objecten door de map te verplaatsen is.<text:s/></text:p>
      <text:p text:style-name="Standaard"/>
      <text:p text:style-name="Standaard">Uit deze mine kan je oneindig aantal materialen halen zodat je tijdens het spel nooit tekort komt. Als je uit deze mine een materiaal pakt kan je die in een wastafel stoppen zodat je het kan schoonmaken voor het smelten. Omdat het namelijk uit de mine komt zit er aardig wat grond op wat je er natuurlijk af moet wassen voordat je verder kan. Als je daarmee klaar bent kan je je materiaal smelten door de 1x1 smeltoven te gebruiken.<text:s/></text:p>
      <text:p text:style-name="Standaard"/>
      <text:p text:style-name="Standaard">Ook deze smeltoven is net zoals de rest van de objecten in de map te verplaatsen. Als je hebt gesmolten kan je naar een ***IK WEET NIET HOE DIT HEET*** om het er in te gieten en het goed in vorm te krijgen voor het maken van een bar. Als je daarmee klaar bent kan je de bar naar een vrachtwagen brengen die het naar de klant stuurt. De vrachtwagens hebben een timer die begint wanneer ze staan te wachten die het geduld van de vrachtwagen chauffeer laat zien. Als de timer op nul komt ben je af.</text:p>
      <text:p text:style-name="P11"/>
      <text:p text:style-name="P12">Asset list</text:p>
      <text:p text:style-name="P13"/>
      <text:p text:style-name="Standaard">Link:<text:s/></text:p>
      <text:p text:style-name="Standaard"/>
      <text:p text:style-name="Standaard">***afbeeldingen***</text:p>
      <text:p text:style-name="P14"/>
      <text:p text:style-name="P15">Wireframe/Flowchart</text:p>
      <text:p text:style-name="Standaard"/>
      <text:p text:style-name="Standaard">Link:</text:p>
      <text:p text:style-name="Standaard"/>
      <text:p text:style-name="Standaard">***afbeeldingen***</text:p>
      <text:p text:style-name="P16"/>
      <text:p text:style-name="P17">Trello</text:p>
      <text:p text:style-name="Standaard"/>
      <text:p text:style-name="Standaard">Link:</text:p>
      <text:p text:style-name="Standaard"/>
      <text:p text:style-name="Standaard">***afbeeldingen***</text:p>
      <text:p text:style-name="P18"/>
      <text:p text:style-name="P19">De artstyle</text:p>
      <text:p text:style-name="Standaard"/>
      <text:p text:style-name="Standaard">Het word een game met een solid<text:s/>color stylized artstyle. De stylized die wij hier gaan gebruiken word een artstyle waarbij<text:s/></text:p>
      <text:p text:style-name="Standaard"/>
      <text:p text:style-name="P20"/>
      <text:p text:style-name="P21">Objecten en uitleg</text:p>
      <text:p text:style-name="P22">*Alle objects in deze categorie zijn 1x1x1*</text:p>
      <text:p text:style-name="Standaard"/>
      <text:p text:style-name="P23">Basis items</text:p>
      <text:p text:style-name="P24">Items die nodig zijn voor de basis gameplay loop<text:s/>en die je bij de start krijgt</text:p>
      <text:p text:style-name="P25"/>
      <text:p text:style-name="P26"/>
      <text:p text:style-name="P27">Mines</text:p>
      <text:p text:style-name="P28">Hier kan je je ores uitpakken (er zijn unlimited ores)</text:p>
      <text:p text:style-name="P29"/>
      <text:p text:style-name="P30">Wasbak</text:p>
      <text:p text:style-name="P31">Het kunnen wassen van je ores, kan ook bars afkoelen</text:p>
      <text:p text:style-name="P32"/>
      <text:p text:style-name="P33">Smeltoven</text:p>
      <text:p text:style-name="P34">Om de ores te smelten naar hoge temperaturen</text:p>
      <text:p text:style-name="P35"/>
      <text:p text:style-name="P36">Gietvorm</text:p>
      <text:p text:style-name="P37">De gesmolten ores kan je hier gieten in bars</text:p>
      <text:p text:style-name="P38"/>
      <text:p text:style-name="P39">Tafel</text:p>
      <text:p text:style-name="P40">Hier kan je 1 item op zetten</text:p>
      <text:p text:style-name="P41"/>
      <text:p text:style-name="P42"/>
      <text:p text:style-name="P43"/>
      <text:p text:style-name="P44"/>
      <text:p text:style-name="P45"/>
      <text:p text:style-name="P46"/>
      <text:p text:style-name="P47"/>
      <text:soft-page-break/>
      <text:p text:style-name="P48">Extra items</text:p>
      <text:p text:style-name="P49">Items die extra zijn<text:s/>en je niet bij de start krijgt</text:p>
      <text:p text:style-name="P50"/>
      <text:p text:style-name="Standaard"/>
      <text:p text:style-name="P51">Loopband</text:p>
      <text:p text:style-name="P52">Kan een object oppakken en doorgeven</text:p>
      <text:p text:style-name="P53"/>
      <text:p text:style-name="P54">Snelle smeltoven</text:p>
      <text:p text:style-name="P55">Deze smeltoven smelt 150% de snelheid van de normale smeltoven</text:p>
      <text:p text:style-name="P56"/>
      <text:p text:style-name="P57">Auto smelter</text:p>
      <text:p text:style-name="P58">Smelt automatisch maar gaat op 50% van de normale smeltoven</text:p>
      <text:p text:style-name="P59"/>
      <text:p text:style-name="P60">Snelle wasbak</text:p>
      <text:p text:style-name="P61">Deze wasbak wast 150% van de snelheid van de normale wasbak</text:p>
      <text:p text:style-name="P62"/>
      <text:p text:style-name="P63">Auto wasser</text:p>
      <text:p text:style-name="P64">Kan automatisch wassen maar gaat 50% van de normale wasbak</text:p>
      <text:p text:style-name="P65"/>
      <text:p text:style-name="P66">Grote tafel</text:p>
      <text:p text:style-name="P67">Tafel waar je 4 items op kan zetten in de plaats van 1</text:p>
      <text:p text:style-name="P68"/>
      <text:p text:style-name="P69"/>
      <text:p text:style-name="P70"/>
      <text:p text:style-name="P71">Purerefs <text:s/>refrences</text:p>
      <text:p text:style-name="Standaard"/>
      <text:p text:style-name="Standaard">***afbeeldingen met uitleg over de pureref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on Buikema</meta:initial-creator>
    <dc:creator>simon buikema</dc:creator>
    <meta:creation-date>2023-04-19T14:03:00Z</meta:creation-date>
    <dc:date>2023-05-10T15:42:00Z</dc:date>
    <meta:template xlink:href="Normal" xlink:type="simple"/>
    <meta:editing-cycles>5</meta:editing-cycles>
    <meta:editing-duration>PT19680S</meta:editing-duration>
    <meta:document-statistic meta:page-count="10" meta:paragraph-count="5" meta:word-count="438" meta:character-count="2845" meta:row-count="20" meta:non-whitespace-character-count="2412"/>
  </office:meta>
</office:document-meta>
</file>